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f2c" officeooo:paragraph-rsid="00097f2c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Variaveis, no javaScript, nós precisamos declarar a variável, para isso, nos escrevemos a palavra var, depois dizemos o tipo da variável e por fim dizemos o que ela vai armazenar. As variaveis não podem começar com números e nem com qualquer simbolo, apenas, $ e _ .Entretanto é possível usar simbolos junto a outras letras. As variaveis não podem conter espaços e também não podem ser palavras reservadas</text:p>
      <text:p text:style-name="P1"><text:tab/></text:p>
      <text:p text:style-name="P1"><text:tab/>Var 15 = 20 (não pode)</text:p>
      <text:p text:style-name="P1"><text:tab/>Var @ = 30 (não pode)</text:p>
      <text:p text:style-name="P1"><text:tab/>Var function = 24 (Não pode)</text:p>
      <text:p text:style-name="P1"><text:tab/>Var o i = 89 (Não pode)</text:p>
      <text:p text:style-name="P1"/>
      <text:p text:style-name="P1"><text:tab/>var m# = 20 (Pode)</text:p>
      <text:p text:style-name="P1"/>
      <text:p text:style-name="P1"><text:tab/>As <text:span text:style-name="T1">variveis</text:span> do tipo inteiro, nós declaramos assim var n1 = 10</text:p>
      <text:p text:style-name="P1"><text:tab/>As variaveis do tipo string, nós escrevemos assim var s1 = ‘Mateus’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0:59:03.795000000</meta:creation-date>
    <dc:date>2022-11-17T21:17:23.260000000</dc:date>
    <meta:editing-duration>PT18M19S</meta:editing-duration>
    <meta:editing-cycles>1</meta:editing-cycles>
    <meta:document-statistic meta:table-count="0" meta:image-count="0" meta:object-count="0" meta:page-count="1" meta:paragraph-count="9" meta:word-count="122" meta:character-count="655" meta:non-whitespace-character-count="531"/>
    <meta:generator>LibreOffice/7.4.1.2$Windows_X86_64 LibreOffice_project/3c58a8f3a960df8bc8fd77b461821e42c061c5f0</meta:generator>
  </office:meta>
</office:document-meta>
</file>